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04" calcext:value-type="float">
            <text:p>60,6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33" calcext:value-type="float">
            <text:p>61,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814" calcext:value-type="float">
            <text:p>62,814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811" calcext:value-type="float">
            <text:p>61,811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6" calcext:value-type="float">
            <text:p>60,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31" calcext:value-type="float">
            <text:p>62,631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002" calcext:value-type="float">
            <text:p>63,0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5" calcext:value-type="float">
            <text:p>61,7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71" calcext:value-type="float">
            <text:p>60,57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9" calcext:value-type="float">
            <text:p>63,289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237" calcext:value-type="float">
            <text:p>62,237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" calcext:value-type="float">
            <text:p>61,66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88" calcext:value-type="float">
            <text:p>61,388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" calcext:value-type="float">
            <text:p>60,78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216" calcext:value-type="float">
            <text:p>62,2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622" calcext:value-type="float">
            <text:p>60,6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06" calcext:value-type="float">
            <text:p>59,8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77" calcext:value-type="float">
            <text:p>61,1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3" calcext:value-type="float">
            <text:p>58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81" calcext:value-type="float">
            <text:p>59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734" calcext:value-type="float">
            <text:p>58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648" calcext:value-type="float">
            <text:p>56,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3.4272038160168" calcext:value-type="float">
            <text:p>43,4272038160168</text:p>
          </table:table-cell>
          <table:table-cell office:value-type="float" office:value="43.43" calcext:value-type="float">
            <text:p>43,4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4.7838014362976" calcext:value-type="float">
            <text:p>44,7838014362976</text:p>
          </table:table-cell>
          <table:table-cell office:value-type="float" office:value="44.805" calcext:value-type="float">
            <text:p>44,8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5786572334529" calcext:value-type="float">
            <text:p>31,5786572334529</text:p>
          </table:table-cell>
          <table:table-cell office:value-type="float" office:value="31.585" calcext:value-type="float">
            <text:p>31,5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29.5789197996702" calcext:value-type="float">
            <text:p>29,5789197996702</text:p>
          </table:table-cell>
          <table:table-cell office:value-type="float" office:value="29.599" calcext:value-type="float">
            <text:p>29,59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4.592581574038" calcext:value-type="float">
            <text:p>44,592581574038</text:p>
          </table:table-cell>
          <table:table-cell office:value-type="float" office:value="44.59" calcext:value-type="float">
            <text:p>44,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5.9152407195982" calcext:value-type="float">
            <text:p>45,9152407195982</text:p>
          </table:table-cell>
          <table:table-cell office:value-type="float" office:value="45.92" calcext:value-type="float">
            <text:p>45,9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3.475467364435" calcext:value-type="float">
            <text:p>43,475467364435</text:p>
          </table:table-cell>
          <table:table-cell office:value-type="float" office:value="43.48" calcext:value-type="float">
            <text:p>43,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6.0864573570325" calcext:value-type="float">
            <text:p>46,0864573570325</text:p>
          </table:table-cell>
          <table:table-cell office:value-type="float" office:value="46.09" calcext:value-type="float">
            <text:p>46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4.0785068065551" calcext:value-type="float">
            <text:p>44,0785068065551</text:p>
          </table:table-cell>
          <table:table-cell office:value-type="float" office:value="44.08" calcext:value-type="float">
            <text:p>44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5.1082707912039" calcext:value-type="float">
            <text:p>45,1082707912039</text:p>
          </table:table-cell>
          <table:table-cell office:value-type="float" office:value="45.11" calcext:value-type="float">
            <text:p>45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6.6863528708225" calcext:value-type="float">
            <text:p>46,6863528708225</text:p>
          </table:table-cell>
          <table:table-cell office:value-type="float" office:value="46.69" calcext:value-type="float">
            <text:p>46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6.3745941399308" calcext:value-type="float">
            <text:p>46,3745941399308</text:p>
          </table:table-cell>
          <table:table-cell office:value-type="float" office:value="46.37" calcext:value-type="float">
            <text:p>46,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4.8383528413759" calcext:value-type="float">
            <text:p>44,8383528413759</text:p>
          </table:table-cell>
          <table:table-cell office:value-type="float" office:value="44.847" calcext:value-type="float">
            <text:p>44,8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4.8672429935981" calcext:value-type="float">
            <text:p>44,8672429935981</text:p>
          </table:table-cell>
          <table:table-cell office:value-type="float" office:value="44.797" calcext:value-type="float">
            <text:p>44,7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41.2886028436294" calcext:value-type="float">
            <text:p>41,2886028436294</text:p>
          </table:table-cell>
          <table:table-cell office:value-type="float" office:value="41.296" calcext:value-type="float">
            <text:p>41,2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41.5558367516846" calcext:value-type="float">
            <text:p>41,5558367516846</text:p>
          </table:table-cell>
          <table:table-cell office:value-type="float" office:value="41.557" calcext:value-type="float">
            <text:p>41,5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5.9112821122861" calcext:value-type="float">
            <text:p>45,9112821122861</text:p>
          </table:table-cell>
          <table:table-cell office:value-type="float" office:value="45.91" calcext:value-type="float">
            <text:p>45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4.8440459007844" calcext:value-type="float">
            <text:p>44,8440459007844</text:p>
          </table:table-cell>
          <table:table-cell office:value-type="float" office:value="44.742" calcext:value-type="float">
            <text:p>44,7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43.082341412483" calcext:value-type="float">
            <text:p>43,082341412483</text:p>
          </table:table-cell>
          <table:table-cell office:value-type="float" office:value="43.08" calcext:value-type="float">
            <text:p>43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42.7233387856044" calcext:value-type="float">
            <text:p>42,7233387856044</text:p>
          </table:table-cell>
          <table:table-cell office:value-type="float" office:value="42.72" calcext:value-type="float">
            <text:p>42,7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2.1660620049586" calcext:value-type="float">
            <text:p>32,166062004958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5408094831562" calcext:value-type="float">
            <text:p>26,5408094831562</text:p>
          </table:table-cell>
          <table:table-cell office:value-type="float" office:value="26.516" calcext:value-type="float">
            <text:p>26,5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6770778151474" calcext:value-type="float">
            <text:p>32,6770778151474</text:p>
          </table:table-cell>
          <table:table-cell office:value-type="float" office:value="32.68" calcext:value-type="float">
            <text:p>32,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9.3807964176325" calcext:value-type="float">
            <text:p>29,3807964176325</text:p>
          </table:table-cell>
          <table:table-cell office:value-type="float" office:value="29.38" calcext:value-type="float">
            <text:p>29,3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5305027781378" calcext:value-type="float">
            <text:p>32,5305027781378</text:p>
          </table:table-cell>
          <table:table-cell office:value-type="float" office:value="32.545" calcext:value-type="float">
            <text:p>32,54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30.2569327692881" calcext:value-type="float">
            <text:p>30,2569327692881</text:p>
          </table:table-cell>
          <table:table-cell office:value-type="float" office:value="30.181" calcext:value-type="float">
            <text:p>30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2.1675914836056" calcext:value-type="float">
            <text:p>32,167591483605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747154797737" calcext:value-type="float">
            <text:p>31,747154797737</text:p>
          </table:table-cell>
          <table:table-cell office:value-type="float" office:value="31.718" calcext:value-type="float">
            <text:p>31,7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28.5678501955375" calcext:value-type="float">
            <text:p>28,5678501955375</text:p>
          </table:table-cell>
          <table:table-cell office:value-type="float" office:value="28.621" calcext:value-type="float">
            <text:p>28,62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32.6901256166339" calcext:value-type="float">
            <text:p>32,6901256166339</text:p>
          </table:table-cell>
          <table:table-cell office:value-type="float" office:value="32.691" calcext:value-type="float">
            <text:p>32,6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29.8025015745742" calcext:value-type="float">
            <text:p>29,8025015745742</text:p>
          </table:table-cell>
          <table:table-cell office:value-type="float" office:value="29.807" calcext:value-type="float">
            <text:p>29,8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32.7113778125026" calcext:value-type="float">
            <text:p>32,7113778125026</text:p>
          </table:table-cell>
          <table:table-cell office:value-type="float" office:value="32.734" calcext:value-type="float">
            <text:p>32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31.842856950727" calcext:value-type="float">
            <text:p>31,842856950727</text:p>
          </table:table-cell>
          <table:table-cell office:value-type="float" office:value="31.84" calcext:value-type="float">
            <text:p>31,8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29.8541863366358" calcext:value-type="float">
            <text:p>29,8541863366358</text:p>
          </table:table-cell>
          <table:table-cell office:value-type="float" office:value="29.754" calcext:value-type="float">
            <text:p>29,75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32.4409544630309" calcext:value-type="float">
            <text:p>32,440954463030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30.7587058159031" calcext:value-type="float">
            <text:p>30,7587058159031</text:p>
          </table:table-cell>
          <table:table-cell office:value-type="float" office:value="30.76" calcext:value-type="float">
            <text:p>30,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3.9882675663787" calcext:value-type="float">
            <text:p>43,9882675663787</text:p>
          </table:table-cell>
          <table:table-cell office:value-type="float" office:value="43.918" calcext:value-type="float">
            <text:p>43,9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44.0776921275731" calcext:value-type="float">
            <text:p>44,0776921275731</text:p>
          </table:table-cell>
          <table:table-cell office:value-type="float" office:value="43.47" calcext:value-type="float">
            <text:p>43,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1.2553424416723" calcext:value-type="float">
            <text:p>31,2553424416723</text:p>
          </table:table-cell>
          <table:table-cell office:value-type="float" office:value="31.357" calcext:value-type="float">
            <text:p>31,3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31.0202379405726" calcext:value-type="float">
            <text:p>31,0202379405726</text:p>
          </table:table-cell>
          <table:table-cell office:value-type="float" office:value="30.91" calcext:value-type="float">
            <text:p>30,9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4.0253149380519" calcext:value-type="float">
            <text:p>44,025314938051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43.9563534882399" calcext:value-type="float">
            <text:p>43,956353488239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5953115564986" calcext:value-type="float">
            <text:p>31,5953115564986</text:p>
          </table:table-cell>
          <table:table-cell office:value-type="float" office:value="31.402" calcext:value-type="float">
            <text:p>31,4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30.9074711869838" calcext:value-type="float">
            <text:p>30,9074711869838</text:p>
          </table:table-cell>
          <table:table-cell office:value-type="float" office:value="30.864" calcext:value-type="float">
            <text:p>30,86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6" calcext:value-type="float">
            <text:p>56,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09" calcext:value-type="float">
            <text:p>59,2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91" calcext:value-type="float">
            <text:p>53,7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  <table:table-cell office:value-type="string" calcext:value-type="string" table:number-columns-spanned="2" table:number-rows-spanned="1">
            <text:p>My Stackup 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icrostrip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080+7626 (insg. 258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<text:s/>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7628+1080 (insg. 258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<text:s/>m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5:22:42.867885351</dc:date>
    <meta:editing-duration>P12DT15H14M7S</meta:editing-duration>
    <meta:editing-cycles>59</meta:editing-cycles>
    <meta:generator>LibreOffice/6.0.3.2$Linux_X86_64 LibreOffice_project/00m0$Build-2</meta:generator>
    <meta:document-statistic meta:table-count="3" meta:cell-count="1223" meta:object-count="0"/>
  </office:meta>
</office:document-meta>
</file>